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language="fr" fo:country="FR" officeooo:rsid="0001e367" officeooo:paragraph-rsid="0001e367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0e468f" loext:opacity="100%" fo:font-weight="bold" style:font-weight-asian="bold" style:font-weight-complex="bold"/>
    </style:style>
    <style:style style:name="T5" style:family="text">
      <style:text-properties fo:color="#729fcf" loext:opacity="100%" style:text-underline-style="solid" style:text-underline-width="auto" style:text-underline-color="font-color"/>
    </style:style>
    <style:style style:name="T6" style:family="text">
      <style:text-properties officeooo:rsid="00052ab0"/>
    </style:style>
    <style:style style:name="T7" style:family="text">
      <style:text-properties style:text-underline-style="none"/>
    </style:style>
    <style:style style:name="T8" style:family="text">
      <style:text-properties fo:font-style="italic" style:text-underline-style="none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Texte* = <text:span text:style-name="T2">Texte</text:span></text:p>
      <text:p text:style-name="P1">_Texte_ = <text:span text:style-name="T8">Texte</text:span></text:p>
      <text:p text:style-name="P1">$Texte$ = <text:span text:style-name="T4">Texte</text:span></text:p>
      <text:p text:style-name="P1"/>
      <text:p text:style-name="P1">Texte^A = Texte<text:span text:style-name="T1">A</text:span></text:p>
      <text:p text:style-name="P1"/>
      <text:p text:style-name="P1">[URL](Texte) = <text:span text:style-name="T5">Texte</text:span></text:p>
      <text:p text:style-name="P1"/>
      <text:p text:style-name="P1">++ Texte = &lt;p&gt;Texte&lt;/p&gt;</text:p>
      <text:p text:style-name="P1">++J Texte = &lt;p class=’justif’&gt;Texte&lt;/p&gt;</text:p>
      <text:p text:style-name="P1">++G Texte = &lt;p class=’texte-gauche’&gt;Texte&lt;/p&gt;</text:p>
      <text:p text:style-name="P1">++D Texte = &lt;p class=’texte-droite’&gt;Texte&lt;/p&gt;</text:p>
      <text:p text:style-name="P1"/>
      <text:p text:style-name="P1">A%%B = A&lt;br&gt;B</text:p>
      <text:p text:style-name="P1">A\nB = A&lt;br&gt;B</text:p>
      <text:p text:style-name="P1"/>
      <text:p text:style-name="P1">{R}Texte{/R} = &lt;div class=’row’&gt;Texte&lt;/div&gt;</text:p>
      <text:p text:style-name="P1">{C-n<text:span text:style-name="T6">}</text:span>Texte{/C} = &lt;div class=’col-sm-n’&gt;Texte&lt;/div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8T10:37:29.044000000</meta:creation-date>
    <dc:date>2023-01-18T10:49:28.082000000</dc:date>
    <meta:editing-duration>PT8M29S</meta:editing-duration>
    <meta:editing-cycles>4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13" meta:word-count="48" meta:character-count="352" meta:non-whitespace-character-count="317"/>
  </office:meta>
</office:document-meta>
</file>